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sPerched</text:p>
          </table:table-cell>
          <table:table-cell office:value-type="string" calcext:value-type="string">
            <text:p>perchedOn</text:p>
          </table:table-cell>
          <table:table-cell office:value-type="string" calcext:value-type="string">
            <text:p>susne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curl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22_2022-01-26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22_2022-01-31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s</text:p>
          </table:table-cell>
          <table:table-cell/>
          <table:table-cell office:value-type="string" calcext:value-type="string">
            <text:p>moth22_2022-02-01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2022-02-01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s</text:p>
          </table:table-cell>
          <table:table-cell/>
          <table:table-cell office:value-type="string" calcext:value-type="string">
            <text:p>moth22_2022-02-01b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2022-02-02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p of flower</text:p>
          </table:table-cell>
          <table:table-cell table:number-columns-repeated="2"/>
          <table:table-cell office:value-type="string" calcext:value-type="string">
            <text:p>moth22_2022_02_02a_maybe_Standing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led proboscis</text:p>
          </table:table-cell>
          <table:table-cell office:value-type="string" calcext:value-type="string">
            <text:p>moth22_2022-02-08_Cine1.ci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ved or curled proboscis part of the time</text:p>
          </table:table-cell>
          <table:table-cell office:value-type="string" calcext:value-type="string">
            <text:p>moth22_2022-02-09_okay.ci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ring stand?</text:p>
          </table:table-cell>
          <table:table-cell office:value-type="string" calcext:value-type="string">
            <text:p>very sus</text:p>
          </table:table-cell>
          <table:table-cell office:value-type="string" calcext:value-type="string">
            <text:p>no entry of proboscis into fluid</text:p>
          </table:table-cell>
          <table:table-cell office:value-type="string" calcext:value-type="string">
            <text:p>moth22_manual_2022-01-28_Cine1_Cine1.ci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3_2022-02-09_meh.ci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3_2022-02-14_Cine1.cin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5_2022-02-15_nodrink.ci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15_freeflight.ci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17_hover-feeding_Cine1.ci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clings to petal-disk?</text:p>
          </table:table-cell>
          <table:table-cell table:number-columns-repeated="2"/>
          <table:table-cell office:value-type="string" calcext:value-type="string">
            <text:p>moth26_2022-02-21_Cine1.ci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6_2022-02-22_Cine1.ci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25_Cine1.ci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led proboscis</text:p>
          </table:table-cell>
          <table:table-cell office:value-type="string" calcext:value-type="string">
            <text:p>moth26_2022-02-25_Cine2.ci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1_Cine1.cine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2_Cine1.cine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3_Cine1.cine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6_Cine1.cine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7_Cine1.cine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19_Cine1.cine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1_Cine1.cine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2_Cine1.cine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2_Cine2.cine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3_Cine1.cine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19_Cine1.cine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22_Cine1.cine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23_Cine1.cine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1_Cine1.cine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3_Cine1.cine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6_Cine1.cine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6_Cine2.cine</text:p>
          </table:table-cell>
          <table:table-cell/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7_Cine1.cine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2_Cine1.cine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2_Cine2.cine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3_Cine1.cine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6_Cine1.cine</text:p>
          </table:table-cell>
          <table:table-cell/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7_Cine1.cine</text:p>
          </table:table-cell>
          <table:table-cell/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8_2022-09-20_Cine2.cine</text:p>
          </table:table-cell>
          <table:table-cell/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8_2022-09-23_Cine1.cine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inconsistent proboscis posture, curled for a first bit and then uncurled</text:p>
          </table:table-cell>
          <table:table-cell office:value-type="string" calcext:value-type="string">
            <text:p>mothM9_2022-09-20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likely more suited than realized</text:p>
          </table:table-cell>
          <table:table-cell office:value-type="string" calcext:value-type="string">
            <text:p>moth22_2022-02-04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unsuitable video</text:p>
          </table:table-cell>
          <table:table-cell office:value-type="string" calcext:value-type="string">
            <text:p>moth22_2022-02-07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actually blurry</text:p>
          </table:table-cell>
          <table:table-cell office:value-type="string" calcext:value-type="string">
            <text:p>moth22_2022-02-1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eniscus not visible in wide part of tube</text:p>
          </table:table-cell>
          <table:table-cell office:value-type="string" calcext:value-type="string">
            <text:p>moth22_2022_02_04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too much manipulation</text:p>
          </table:table-cell>
          <table:table-cell office:value-type="string" calcext:value-type="string">
            <text:p>moth22_2022-02_09_bad_Cine1.c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unsuitable video, not long enough to be worthwhile (39 frames)</text:p>
          </table:table-cell>
          <table:table-cell office:value-type="string" calcext:value-type="string">
            <text:p>moth22_manual2_2022-01-28_Cine1.cin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anipulation, might be salvageable</text:p>
          </table:table-cell>
          <table:table-cell office:value-type="string" calcext:value-type="string">
            <text:p>moth23_2022-02-11_a.cin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inimal evidence of drinking behavior</text:p>
          </table:table-cell>
          <table:table-cell office:value-type="string" calcext:value-type="string">
            <text:p>moth23_2022-02-15_Cine1.cin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too much manipulation</text:p>
          </table:table-cell>
          <table:table-cell office:value-type="string" calcext:value-type="string">
            <text:p>moth26_2022-02-23_Cne1.cine</text:p>
          </table:table-cell>
          <table:table-cell/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0" calcext:value-type="date">
            <text:p>2022-09-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0:28:10.932744425</meta:creation-date>
    <dc:date>2023-07-31T15:41:15.668688793</dc:date>
    <meta:editing-duration>PT17H56M48S</meta:editing-duration>
    <meta:editing-cycles>29</meta:editing-cycles>
    <meta:generator>LibreOffice/7.3.7.2$Linux_X86_64 LibreOffice_project/30$Build-2</meta:generator>
    <meta:document-statistic meta:table-count="1" meta:cell-count="264" meta:object-count="0"/>
  </office:meta>
</office:document-meta>
</file>